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0e69c9"/>
    </style:style>
    <style:style style:name="P2" style:family="paragraph" style:parent-style-name="Text_20_body">
      <style:paragraph-properties fo:margin-top="0cm" fo:margin-bottom="0.499cm" style:contextual-spacing="false" fo:line-height="100%" fo:text-align="center" style:justify-single-word="false"/>
      <style:text-properties fo:font-size="14pt" style:font-size-asian="14pt" style:font-size-complex="14pt"/>
    </style:style>
    <style:style style:name="P3" style:family="paragraph" style:parent-style-name="Text_20_body">
      <style:text-properties officeooo:rsid="001440dd" officeooo:paragraph-rsid="001440dd"/>
    </style:style>
    <style:style style:name="P4" style:family="paragraph" style:parent-style-name="Text_20_body">
      <style:text-properties officeooo:rsid="000e69c9" officeooo:paragraph-rsid="000e69c9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text-properties officeooo:rsid="00105a50" officeooo:paragraph-rsid="00105a50"/>
    </style:style>
    <style:style style:name="P7" style:family="paragraph" style:parent-style-name="Text_20_body" style:list-style-name="L1">
      <style:text-properties officeooo:paragraph-rsid="0013255f"/>
    </style:style>
    <style:style style:name="P8" style:family="paragraph" style:parent-style-name="Text_20_body" style:list-style-name="L1">
      <style:text-properties officeooo:rsid="0013255f" officeooo:paragraph-rsid="0013255f"/>
    </style:style>
    <style:style style:name="P9" style:family="paragraph" style:parent-style-name="Text_20_body" style:list-style-name="L2" style:master-page-name="">
      <loext:graphic-properties draw:fill="none"/>
      <style:paragraph-properties fo:margin-left="1.9cm" fo:margin-right="0cm" fo:margin-top="0cm" fo:margin-bottom="0.247cm" style:contextual-spacing="false" fo:line-height="115%" fo:text-indent="-0.6cm" style:auto-text-indent="false" style:page-number="auto" fo:background-color="transparent"/>
      <style:text-properties officeooo:rsid="0013255f" officeooo:paragraph-rsid="0013255f"/>
    </style:style>
    <style:style style:name="P10" style:family="paragraph" style:parent-style-name="Text_20_body" style:list-style-name="L2">
      <loext:graphic-properties draw:fill="none"/>
      <style:paragraph-properties fo:margin-left="1.9cm" fo:margin-right="0cm" fo:margin-top="0cm" fo:margin-bottom="0.247cm" style:contextual-spacing="false" fo:line-height="115%" fo:text-indent="-0.6cm" style:auto-text-indent="false" fo:background-color="transparent"/>
      <style:text-properties officeooo:rsid="0013255f" officeooo:paragraph-rsid="0013255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0ee3"/>
    </style:style>
    <style:style style:name="T3" style:family="text">
      <style:text-properties fo:language="ru" fo:country="RU" officeooo:rsid="001cbe48"/>
    </style:style>
    <style:style style:name="T4" style:family="text">
      <style:text-properties fo:language="ru" fo:country="RU" officeooo:rsid="0021c14c"/>
    </style:style>
    <style:style style:name="T5" style:family="text">
      <style:text-properties officeooo:rsid="000e69c9"/>
    </style:style>
    <style:style style:name="T6" style:family="text">
      <style:text-properties officeooo:rsid="00105a50"/>
    </style:style>
    <style:style style:name="T7" style:family="text">
      <style:text-properties fo:language="en" fo:country="US" officeooo:rsid="001cbe48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cbe48" fo:background-color="transparent" loext:char-shading-value="0"/>
    </style:style>
    <style:style style:name="T10" style:family="text">
      <style:text-properties officeooo:rsid="001c0ee3"/>
    </style:style>
    <style:style style:name="T11" style:family="text">
      <style:text-properties officeooo:rsid="001cbe48"/>
    </style:style>
    <style:style style:name="T12" style:family="text">
      <style:text-properties officeooo:rsid="0021c14c"/>
    </style:style>
    <style:style style:name="T13" style:family="text">
      <style:text-properties officeooo:rsid="0025b17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Техническое задание</text:h>
      <text:p text:style-name="P2"><text:span text:style-name="T5">на р</text:span>азработк<text:span text:style-name="T5">у</text:span> <text:span text:style-name="T10">модуля для сегментации областей на фотографиях апартаментов с </text:span><text:span text:style-name="T2">заменой фоновых текстур в сегментированных областях</text:span></text:p>
      <text:h text:style-name="Heading_20_2" text:outline-level="2">Постановка задачи</text:h>
      <text:p text:style-name="P4">Требуется <text:span text:style-name="T6">выполнить пилотную разработку</text:span> систем<text:span text:style-name="T6">ы </text:span><text:span text:style-name="T10">сегментации пола, стен и потолка на фотографиях помещений (комнат, коридоров, лоджий и т.д.) с последующей заменой фоновых текстур в сегментированных областях на текстуры отделочных материалов из ассортимента заказчика для целей визуализации возможного дизайна ремонтируемого объекта</text:span><text:span text:style-name="T6">.</text:span></text:p>
      <text:h text:style-name="P6" text:outline-level="2">Условия работы и требования к системе</text:h>
      <text:list text:style-name="L1">
        <text:list-item>
          <text:p text:style-name="P8"><text:span text:style-name="T11">Разрабатываемая система должна быть выполнена на языке программирования</text:span><text:span text:style-name="T7"> Python</text:span><text:span text:style-name="T3"> в виде модуля, предназначенного для последующего встраивания в веб-приложение (сайт) заказчика. </text:span><text:span text:style-name="T11">В основе работы системы находится нейросеть сегментации пола, стен, потолка, а так же, при необходимости, иных необходимых фоновых классов на изображении </text:span><text:span text:style-name="T12">ремонтируемых помещений</text:span>;</text:p>
        </text:list-item>
        <text:list-item>
          <text:p text:style-name="P7"><text:span text:style-name="T8">Система выполняет ниже перечисленные виды нейросетевой обработки и </text:span><text:span text:style-name="T9">модификации подаваемых изображений</text:span><text:span text:style-name="T8">:</text:span> </text:p>
        </text:list-item>
      </text:list>
      <text:list text:style-name="L2">
        <text:list-item>
          <text:p text:style-name="P9"><text:span text:style-name="T3">Получение с помощью нейросети полилиний сегментаций поверхностей пола, стен и потолка на подаваемых изображениях</text:span>;</text:p>
        </text:list-item>
        <text:list-item>
          <text:p text:style-name="P10"><text:span text:style-name="T11">Наложение текстур отделочных материалов на требуемые сегментированные области изображений ремонтируемых помещений с использованием соответствующих библиотек</text:span>;</text:p>
        </text:list-item>
        <text:list-item>
          <text:p text:style-name="P10"><text:span text:style-name="T11">Визуализация и сохранение обработанных изображений с замененными текстурами на требуемых участках</text:span>;</text:p>
        </text:list-item>
        <text:list-item>
          <text:p text:style-name="P10"><text:span text:style-name="T3">Обработка и возврат необходимых переменных и метаданных экземплярами классов либо функциями разрабатываемого модуля, необходимых для его работы в составе веб-приложения </text:span><text:span text:style-name="T4">(сайта) заказчика</text:span><text:span text:style-name="T1">.</text:span></text:p>
        </text:list-item>
      </text:list>
      <text:h text:style-name="Heading_20_2" text:outline-level="2">Требования к интеграционной части</text:h>
      <text:p text:style-name="P3"><text:span text:style-name="T11">Интеграция разработанного модуля в состав веб-приложения (сайта) заказчика</text:span>. <text:span text:style-name="T13">Возможные иные варианты интеграции по усмотрению заказчик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0e69c9"/>
    </style:style>
    <style:style style:name="MT1" style:family="text">
      <style:text-properties fo:language="ru" fo:country="RU" officeooo:rsid="001c0ee3"/>
    </style:style>
    <style:page-layout style:name="Mpm1">
      <style:page-layout-properties fo:page-width="21.001cm" fo:page-height="29.7cm" style:num-format="1" style:print-orientation="portrait" fo:margin-top="0.681cm" fo:margin-bottom="1.13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81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Галерея_пробки</text:span>_с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6:05:26.159000000</meta:creation-date>
    <dc:date>2024-06-01T02:26:35.491000000</dc:date>
    <meta:editing-duration>PT9H27M2S</meta:editing-duration>
    <meta:editing-cycles>10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4" meta:word-count="208" meta:character-count="1736" meta:non-whitespace-character-count="1547"/>
  </office:meta>
</office:document-meta>
</file>